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Normal">
      <style:text-properties fo:font-size="11pt" fo:language="fr" fo:country="FR" style:font-size-asian="11pt" style:font-size-complex="11pt"/>
    </style:style>
    <style:style style:name="P3" style:family="paragraph" style:parent-style-name="Normal">
      <style:text-properties fo:language="fr" fo:country="FR"/>
    </style:style>
    <style:style style:name="P4" style:family="paragraph" style:parent-style-name="Normal">
      <style:paragraph-properties fo:margin-left="0cm" fo:margin-right="0cm" fo:text-indent="1.251cm" style:auto-text-indent="false"/>
      <style:text-properties fo:language="fr" fo:country="FR"/>
    </style:style>
    <style:style style:name="P5" style:family="paragraph" style:parent-style-name="Normal">
      <style:paragraph-properties fo:margin-left="0cm" fo:margin-right="0cm" fo:text-indent="1.251cm" style:auto-text-indent="false"/>
      <style:text-properties fo:language="fr" fo:country="FR" officeooo:rsid="0008acb5" officeooo:paragraph-rsid="0008acb5"/>
    </style:style>
    <style:style style:name="P6" style:family="paragraph" style:parent-style-name="Normal">
      <style:paragraph-properties fo:margin-left="12.506cm" fo:margin-right="0cm" fo:text-indent="0cm" style:auto-text-indent="false">
        <style:tab-stops/>
      </style:paragraph-properties>
      <style:text-properties fo:language="fr" fo:country="FR"/>
    </style:style>
    <style:style style:name="P7" style:family="paragraph" style:parent-style-name="Standard">
      <style:text-properties fo:language="fr" fo:country="FR" officeooo:rsid="000b92e5" officeooo:paragraph-rsid="000b92e5"/>
    </style:style>
    <style:style style:name="P8" style:family="paragraph" style:parent-style-name="Standard">
      <style:text-properties fo:language="fr" fo:country="FR" officeooo:rsid="000c3ed1" officeooo:paragraph-rsid="000c3ed1"/>
    </style:style>
    <style:style style:name="P9" style:family="paragraph" style:parent-style-name="Normal" style:master-page-name="MP0">
      <style:paragraph-properties style:page-number="auto" fo:break-before="page"/>
    </style:style>
    <style:style style:name="T1" style:family="text">
      <style:text-properties fo:font-size="11pt" fo:language="fr" fo:country="FR" style:font-size-asian="11pt" style:font-size-complex="11pt"/>
    </style:style>
    <style:style style:name="T2" style:family="text">
      <style:text-properties fo:font-size="11pt" style:font-size-asian="11pt" style:font-size-complex="11pt"/>
    </style:style>
    <style:style style:name="T3" style:family="text">
      <style:text-properties fo:language="fr" fo:country="FR"/>
    </style:style>
    <style:style style:name="T4" style:family="text">
      <style:text-properties officeooo:rsid="0003d9ad"/>
    </style:style>
    <style:style style:name="T5" style:family="text">
      <style:text-properties officeooo:rsid="000578ba"/>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Zone de texte 2" text:anchor-type="paragraph" svg:x="11.811cm" svg:y="0cm" svg:width="7.355cm" style:rel-width="scale" svg:height="3.902cm" style:rel-height="scale" draw:z-index="1"><draw:text-box><text:p text:style-name="P1">Fait à Reims, le 11 Octobre 2019</text:p><text:p text:style-name="Normal"/></draw:text-box></draw:frame><draw:frame draw:style-name="fr1" draw:name="Zone de texte 21" text:anchor-type="paragraph" svg:x="-0.175cm" svg:y="0cm" svg:width="6.8cm" style:rel-width="scale" svg:height="3.902cm" style:rel-height="scale" draw:z-index="0"><draw:text-box><text:p text:style-name="P1">GIGOUT Thomas</text:p><text:p text:style-name="P1">40, rue Ruinart de Brimont</text:p><text:p text:style-name="P1">51100 - Reims</text:p><text:p text:style-name="P1">06.49.02.86.61</text:p><text:p text:style-name="P1">thomasgpro@hotmail.com</text:p><text:p text:style-name="Normal"/></draw:text-box></draw:frame><text:span text:style-name="Police_20_par_20_défaut"><text:span text:style-name="T1"/></text:span></text:p>
      <text:p text:style-name="P2"/>
      <text:p text:style-name="Normal"><draw:frame draw:style-name="fr1" draw:name="Zone de texte 22" text:anchor-type="paragraph" svg:x="11.811cm" svg:y="0.4cm" svg:width="6.8cm" style:rel-width="scale" svg:height="3.902cm" style:rel-height="scale" draw:z-index="2"><draw:text-box><text:p text:style-name="P7">DrCreation</text:p><text:p text:style-name="P8">Centre d’Affaires</text:p><text:p text:style-name="P8">Reims Bezannes</text:p><text:p text:style-name="P8">7 rue Pierre Salmon</text:p><text:p text:style-name="P8">51430 Bezannes</text:p><text:p text:style-name="Normal"/></draw:text-box></draw:frame><text:span text:style-name="Police_20_par_20_défaut"><text:span text:style-name="T2"/></text:span></text:p>
      <text:p text:style-name="P2"/>
      <text:p text:style-name="P2"/>
      <text:p text:style-name="P2"/>
      <text:p text:style-name="P2"/>
      <text:p text:style-name="P2"/>
      <text:p text:style-name="P2"/>
      <text:p text:style-name="P2"/>
      <text:p text:style-name="P3"/>
      <text:p text:style-name="P3"/>
      <text:p text:style-name="P3">Objet : Candidature pour un stage au sein de l'entreprise <text:span text:style-name="T4">DrCreation</text:span></text:p>
      <text:p text:style-name="P3"/>
      <text:p text:style-name="P3"/>
      <text:p text:style-name="P3"/>
      <text:p text:style-name="P3"><text:tab/>Madame, Monsieur,</text:p>
      <text:p text:style-name="P3"/>
      <text:p text:style-name="Normal"><text:span text:style-name="Police_20_par_20_défaut"><text:span text:style-name="T3"><text:tab/>Actuellement en licence informatique à l'Université de Reims Champagne-Ardenne, je suis à la recherche d'une entreprise qui pourrait m'accueillir dans le cadre d'un stage conventionné à compter du 13 Avril 2019, pour une durée d'au moins 6 semaines.</text:span></text:span></text:p>
      <text:p text:style-name="P3"/>
      <text:p text:style-name="P3"><text:tab/>L'univers du Web et du développement mobile sont mes parties préférées dans le domaine informatique, et ce sont les parties dans lesquelles je m'épanouis le mieux à la faculté. <text:span text:style-name="T4">C’est pourquoi je me permets de vous proposer ma candidature de stage. J’ai pu observé les différents travaux que vous avez réalisé à travers votre site internet et cela me conforte dans mon idée de futur professionnel en tant que développeur Web.</text:span></text:p>
      <text:p text:style-name="P3"/>
      <text:p text:style-name="P4"><text:span text:style-name="T5">Ma </text:span>formation à l'Université de Reims en licence informatique m'a permis d'acquérir de nombreuses compétences, comme le PHP, HTML, CSS, SQL… J'ai même eu l'occasion de travailler sur un projet avec cinq autres étudiants. Le projet portait sur un site de gestion d'objets perdus pour la faculté, développé en Laravel 5. Nous utilisions Github pour se partager les projets.</text:p>
      <text:p text:style-name="P4"/>
      <text:p text:style-name="P5">J’apprends aussi à utiliser Symfony en autodidacte.</text:p>
      <text:p text:style-name="P4"/>
      <text:p text:style-name="P4">De plus, mon expérience chez Burger King en tant que job étudiant (équipier polyvalent puis assistant manager) m'a permis d'acquérir la notion de rigueur, de travail d'équipe et de gestion d'une équipe.</text:p>
      <text:p text:style-name="P4"/>
      <text:p text:style-name="P4">Je reste à votre disposition pour toute autre informations complémentaire ou pour vous rencontrer lors d'un éventuel entretien à votre convenance.</text:p>
      <text:p text:style-name="P4"/>
      <text:p text:style-name="P4">Dans l'attente de votre réponse, je vous prie d'agréer, Madame, Monsieur, mes sincères salutations.</text:p>
      <text:p text:style-name="P4"><text:tab/><text:tab/><text:tab/><text:tab/><text:tab/><text:tab/><text:tab/><text:tab/><text:tab/></text:p>
      <text:p text:style-name="P4"/>
      <text:p text:style-name="P4"/>
      <text:p text:style-name="P6">GIGOUT Thomas</text:p>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style style:name="Police_20_par_20_défaut" style:display-name="Police par défau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creation-date>2017-10-20T23:40:00Z</meta:creation-date>
    <dc:date>2019-10-15T10:28:49.565000000</dc:date>
    <meta:editing-cycles>17</meta:editing-cycles>
    <meta:editing-duration>PT50M37S</meta:editing-duration>
    <meta:document-statistic meta:table-count="0" meta:image-count="0" meta:object-count="0" meta:page-count="1" meta:paragraph-count="22" meta:word-count="287" meta:character-count="1845" meta:non-whitespace-character-count="1567"/>
    <meta:template xlink:type="simple" xlink:actuate="onRequest" xlink:title="" xlink:href="Normal.dotm"/>
  </office:meta>
</office:document-meta>
</file>